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00/00/00</text:date>, <text:time style:data-style-name="N2" text:time-value="16:07:25.44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17T16:56:07.588000000</dc:date>
    <meta:editing-duration>PT11H28M43S</meta:editing-duration>
    <meta:editing-cycles>217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
	Dim s as String : s = "가a1"
	Dim b() as Byte
	
	Dim i as Integer
	For i = 1 To 3
		b = Mid( s, i, 1 )
		MsgBox( "0 : " &amp; b( 0 ) &amp; Chr( 10 ) &amp; "1 : " &amp; b( 1 ) &amp; Chr( 10 ) &amp; Extract_InitialConsonant( b ) )
	Next i
	
End Function
Function Extract_InitialConsonant( b() as Byte )
	
End Function



Function research___multibyte___extract_vowel '모음 : vowel

	Dim s as String : s = "가a1"
	Dim b() as Byte
	
	Dim i as Integer
	For i = 1 To 3
		b = Mid( s, i, 1 )
		MsgBox( "0 : " &amp; b( 0 ) &amp; Chr( 10 ) &amp; "1 : " &amp; b( 1 ) &amp; Chr( 10 ) &amp; Extract_Vowel( b ) )
	Next i
	
End Function
Function Extract_Vowel( b() as Byte )
	
End Function



Function research___multibyte___extract_final_consonant '종성 : final_consonant

	Dim s as String : s = "가a1"
	Dim b() as Byte
	
	Dim i as Integer
	For i = 1 To 3
		b = Mid( s, i, 1 )
		MsgBox( "0 : " &amp; b( 0 ) &amp; Chr( 10 ) &amp; "1 : " &amp; b( 1 ) &amp; Chr( 10 ) &amp; Extract_FinalConsonant( b ) )
	Next i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